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1c4" officeooo:paragraph-rsid="0002b1c4"/>
    </style:style>
    <style:style style:name="P2" style:family="paragraph" style:parent-style-name="Standard" style:list-style-name="L1">
      <style:text-properties style:font-name="Calibri" fo:font-size="11pt" officeooo:rsid="0002b1c4" officeooo:paragraph-rsid="0002b1c4" style:font-size-asian="11pt" style:font-size-complex="11pt"/>
    </style:style>
    <style:style style:name="P3" style:family="paragraph" style:parent-style-name="Standard" style:list-style-name="L1">
      <style:text-properties style:font-name="Calibri" fo:font-size="11pt" officeooo:rsid="0003cbf8" officeooo:paragraph-rsid="0003cbf8" style:font-size-asian="11pt" style:font-size-complex="11pt"/>
    </style:style>
    <style:style style:name="P4" style:family="paragraph" style:parent-style-name="Standard" style:list-style-name="L1">
      <style:text-properties style:font-name="Calibri" fo:font-size="11pt" fo:font-style="italic" officeooo:rsid="0002b1c4" officeooo:paragraph-rsid="0002b1c4" style:font-size-asian="11pt" style:font-style-asian="italic" style:font-size-complex="11pt" style:font-style-complex="italic"/>
    </style:style>
    <style:style style:name="P5" style:family="paragraph" style:parent-style-name="Standard">
      <style:text-properties fo:font-size="16pt" fo:font-weight="bold" officeooo:rsid="0002b1c4" officeooo:paragraph-rsid="0002b1c4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officeooo:rsid="0003cbf8" officeooo:paragraph-rsid="0003cbf8"/>
    </style:style>
    <style:style style:name="P7" style:family="paragraph" style:parent-style-name="Standard">
      <style:text-properties officeooo:rsid="0003cbf8" officeooo:paragraph-rsid="0003cbf8"/>
    </style:style>
    <style:style style:name="P8" style:family="paragraph" style:parent-style-name="Standard" style:list-style-name="L1">
      <style:text-properties officeooo:rsid="00040d2c" officeooo:paragraph-rsid="00040d2c"/>
    </style:style>
    <style:style style:name="P9" style:family="paragraph" style:parent-style-name="Standard" style:list-style-name="L1">
      <style:text-properties fo:font-style="italic" officeooo:rsid="0003cbf8" officeooo:paragraph-rsid="0003cbf8" style:font-style-asian="italic" style:font-style-complex="italic"/>
    </style:style>
    <style:style style:name="T1" style:family="text">
      <style:text-properties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forderungen – Zeitplanungssoftware</text:p>
      <text:p text:style-name="P1"/>
      <text:list xml:id="list5729854807146338697" text:style-name="L1">
        <text:list-item>
          <text:p text:style-name="P4">Ein Kontextdiagramm: Welche Schnittstellen zu Fremdsystemen wird es geben?</text:p>
          <text:list>
            <text:list-item>
              <text:p text:style-name="P2">Schnittstelle zu bestehendem CRM-Tool? (REST, SOAP, …)?</text:p>
              <text:p text:style-name="P2"/>
            </text:list-item>
          </text:list>
        </text:list-item>
        <text:list-item>
          <text:p text:style-name="P4">Zugriff auf die bestehende Personaldatenbank (Standort der Servicekräfte)</text:p>
          <text:list>
            <text:list-item>
              <text:p text:style-name="P2">Welche Datenbank? (SQL, NoSQL)</text:p>
              <text:list>
                <text:list-item>
                  <text:p text:style-name="P2">Datenbankschema</text:p>
                </text:list-item>
                <text:list-item>
                  <text:p text:style-name="P2">wie sind die Daten unterteilt</text:p>
                </text:list-item>
                <text:list-item>
                  <text:p text:style-name="P2">zentral oder verteilt?</text:p>
                </text:list-item>
                <text:list-item>
                  <text:p text:style-name="P2">Clustering</text:p>
                </text:list-item>
              </text:list>
            </text:list-item>
            <text:list-item>
              <text:p text:style-name="P2">Schnittstelle? (Gibt es Middleware?)</text:p>
            </text:list-item>
            <text:list-item>
              <text:p text:style-name="P2">Standort (Entfernung?)</text:p>
              <text:p text:style-name="P2"/>
            </text:list-item>
          </text:list>
        </text:list-item>
        <text:list-item>
          <text:p text:style-name="P2">Automatische Planung von Terminen regelmäßiger Wartungsintervalle für den nächstgelegenen Servicepartner</text:p>
          <text:list>
            <text:list-item>
              <text:p text:style-name="P2">Gibt es Randbedingungen für die Planung der Termine?</text:p>
              <text:list>
                <text:list-item>
                  <text:p text:style-name="P2">z. B. Niemals am Wochenende, begrenzt: zeitliches Intervall (Tag, Uhrzeit)</text:p>
                </text:list-item>
              </text:list>
            </text:list-item>
            <text:list-item>
              <text:p text:style-name="P2">Wer muss benachrichtigt werden?</text:p>
            </text:list-item>
            <text:list-item>
              <text:p text:style-name="P2">Wer und Wie viele Servicepartner (Last)</text:p>
            </text:list-item>
            <text:list-item>
              <text:p text:style-name="P2">Welche Berechtigung bzgl. der Einsicht/Bearbeitung der Termine</text:p>
            </text:list-item>
            <text:list-item>
              <text:p text:style-name="P2">Prioritäten (welcher Servicepartner, wann und wo, Preis)?</text:p>
            </text:list-item>
            <text:list-item>
              <text:p text:style-name="P2">Warten der Termine (Überprüfung der automatisch geplanten Termine)</text:p>
            </text:list-item>
            <text:list-item>
              <text:p text:style-name="P2">Welche Informationen (was muss gemacht werden, wo kommen Daten her?) bzgl. Terminen<text:line-break/></text:p>
            </text:list-item>
          </text:list>
        </text:list-item>
        <text:list-item>
          <text:p text:style-name="P4">Erstellung von Wochenplänen mit Terminen für jede Servicekraft </text:p>
          <text:list>
            <text:list-item>
              <text:p text:style-name="P3">Wer sind Servicekräfte (intern, extern)</text:p>
            </text:list-item>
            <text:list-item>
              <text:p text:style-name="P3">Wer ist berechtigt Wochenpläne zu erstellen?</text:p>
            </text:list-item>
            <text:list-item>
              <text:p text:style-name="P3">Welche Randbedingungen hat ein Wochenplan?</text:p>
            </text:list-item>
            <text:list-item>
              <text:p text:style-name="P3">Wo/Wie werden Wochenpläne gespeichert?</text:p>
            </text:list-item>
            <text:list-item>
              <text:p text:style-name="P3">Wer hat später Zugriff?</text:p>
            </text:list-item>
            <text:list-item>
              <text:p text:style-name="P3">Wie werden Wochenpläne verteilt? (gedruckt, automatisch, z. B. E-Mail?)</text:p>
            </text:list-item>
            <text:list-item>
              <text:p text:style-name="P3">Was soll im Fehlerfall passieren? (z. B. Termin falsch eingetragen)</text:p>
              <text:list>
                <text:list-item>
                  <text:p text:style-name="P3">automatische Kurzprüfung, Autokorrektur?</text:p>
                </text:list-item>
                <text:list-item>
                  <text:p text:style-name="P3">Direktes Prüfen von Überschneidungen?</text:p>
                </text:list-item>
                <text:list-item>
                  <text:p text:style-name="P6"><text:span text:style-name="T1">Wer/Wie wird im Fehlerfall benachrichtigt? (automatisches Benachrichtigungssystem?)</text:span></text:p>
                </text:list-item>
              </text:list>
            </text:list-item>
          </text:list>
        </text:list-item>
      </text:list>
      <text:p text:style-name="P7"><text:span text:style-name="T1"/></text:p>
      <text:list xml:id="list112512931900783" text:continue-numbering="true" text:style-name="L1">
        <text:list-item>
          <text:p text:style-name="P9"><text:span text:style-name="T1">Erstellung eines Notfalltermins für die nächstgelegene, freie Servicekraft bei Ausfall einer Kundenanlage.</text:span></text:p>
          <text:list>
            <text:list-item>
              <text:p text:style-name="P6"><text:span text:style-name="T1">Welche Randbedingungen hat ein Notfalltermin?</text:span></text:p>
            </text:list-item>
            <text:list-item>
              <text:p text:style-name="P6"><text:span text:style-name="T1">Wie wird Kunde informiert</text:span></text:p>
              <text:list>
                <text:list-item>
                  <text:p text:style-name="P6"><text:span text:style-name="T1">Welche Verträge gibt es mit dem Kunden bzgl. Wartung?</text:span></text:p>
                </text:list-item>
                <text:list-item>
                  <text:p text:style-name="P8"><text:span text:style-name="T1">Informationsfluss zwischen Kunde und Servicekraft (Auftrag oder Wartungsvertrag mit sofortiger Reparatur)</text:span></text:p>
                </text:list-item>
              </text:list>
            </text:list-item>
            <text:list-item>
              <text:p text:style-name="P6"><text:span text:style-name="T1">Wie werden Servicepartner informiert? (E-Mail, automatischer Anruf)</text:span></text:p>
              <text:list>
                <text:list-item>
                  <text:p text:style-name="P6"><text:span text:style-name="T1">oder haben Servicepartner Zugang zum System?</text:span></text:p>
                </text:list-item>
              </text:list>
            </text:list-item>
            <text:list-item>
              <text:p text:style-name="P6"><text:span text:style-name="T1">Wie kommt ein Notfall zustande und wie kriegt man die Information darüber?</text:span></text:p>
              <text:list>
                <text:list-item>
                  <text:p text:style-name="P6"><text:span text:style-name="T1">E-Mail zum System → Popup für Mitarbeiter, SMS, Anruf</text:span></text:p>
                </text:list-item>
              </text:list>
            </text:list-item>
            <text:list-item>
              <text:p text:style-name="P6"><text:span text:style-name="T1">Wer ist berechtigt einen Notfalltermin zu erstellen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9:45:00.559039619</meta:creation-date>
    <dc:date>2016-04-06T11:25:11.981930729</dc:date>
    <meta:editing-duration>PT41M48S</meta:editing-duration>
    <meta:editing-cycles>1</meta:editing-cycles>
    <meta:document-statistic meta:table-count="0" meta:image-count="0" meta:object-count="0" meta:page-count="1" meta:paragraph-count="43" meta:word-count="307" meta:character-count="2184" meta:non-whitespace-character-count="1957"/>
    <meta:generator>LibreOffice/5.0.5.2$Linux_X86_64 LibreOffice_project/00m0$Build-2</meta:generator>
  </office:meta>
</office:document-meta>
</file>